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38" calcext:value-type="float">
            <text:p>38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19:18:18.0562869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7T22:58:12.381827840</dc:date>
    <meta:editing-duration>P126DT17H21M29S</meta:editing-duration>
    <meta:editing-cycles>793</meta:editing-cycles>
    <meta:document-statistic meta:table-count="5" meta:cell-count="750" meta:object-count="0"/>
  </office:meta>
</office:document-meta>
</file>